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{company_name}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{object_options_dest}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{object_options_tot_cajas}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{object_options_provee_cli}</text:span></text:p>
            <text:p text:style-name="P7">Lin.Genet(Ped.1):<text:span text:style-name="T4">{object_options_linea_gen_1}</text:span></text:p>
            <text:p text:style-name="P7">Cant.Cajas(Ped 1):<text:span text:style-name="T4">{object_options_can_caj_prov1}</text:span></text:p>
          </table:table-cell>
          <table:table-cell table:style-name="Tabla1.A7" office:value-type="string">
            <text:p text:style-name="P7">Proveed.(Ped.2):<text:span text:style-name="T4">{object_options_provee_cli2}</text:span></text:p>
            <text:p text:style-name="P7">Lin.Genet(Ped.2):<text:span text:style-name="T4">{object_options_linea_gen_2}</text:span></text:p>
            <text:p text:style-name="P7">Cant.Cajas(Ped 2):<text:span text:style-name="T4">{object_options_can_caj_prov2}</text:span></text:p>
          </table:table-cell>
          <table:table-cell table:style-name="Tabla1.C7" office:value-type="string">
            <text:p text:style-name="P7">Proveed.(Ped.3):<text:span text:style-name="T4">{object_options_provee_cli3}</text:span></text:p>
            <text:p text:style-name="P7">Lin.Genet(Ped.3):<text:span text:style-name="T4">{object_options_linea_gen_3}</text:span></text:p>
            <text:p text:style-name="P7">Cant.Cajas(Ped 3):<text:span text:style-name="T4">{object_options_can_caj_prov3}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>{object_options_provee_cli4}</text:span></text:p>
            <text:p text:style-name="P7">Lin.Genet(Ped.4):<text:span text:style-name="T4">{object_options_linea_gen_4}</text:span></text:p>
            <text:p text:style-name="P7">Cant.Cajas(Ped 4):<text:span text:style-name="T4">{object_options_can_caj_prov4}</text:span></text:p>
          </table:table-cell>
          <table:table-cell table:style-name="Tabla1.C7" office:value-type="string">
            <text:p text:style-name="P7">Proveed.(Ped.5):<text:span text:style-name="T4">{object_options_provee_cli5}</text:span></text:p>
            <text:p text:style-name="P7">Lin.Genet(Ped.5):<text:span text:style-name="T4">{object_options_linea_gen_5}</text:span></text:p>
            <text:p text:style-name="P7">Cant.Cajas(Ped 5):<text:span text:style-name="T4">{object_options_can_caj_prov5}</text:span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05T11:25:33.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